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"/>
    <style:style style:name="ce4" style:family="table-cell" style:parent-style-name="Default" style:data-style-name="N106"/>
    <style:style style:name="ce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6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star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ncien</text:p>
          </table:table-cell>
          <table:table-cell table:style-name="ce2" office:value-type="string" calcext:value-type="string">
            <text:p>Tours :</text:p>
          </table:table-cell>
          <table:table-cell table:style-name="ce3" office:value-type="float" office:value="1000" calcext:value-type="float">
            <text:p>1 000</text:p>
          </table:table-cell>
          <table:table-cell table:number-columns-repeated="3" table:style-name="ce3" office:value-type="float" office:value="10000" calcext:value-type="float">
            <text:p>10 000</text:p>
          </table:table-cell>
          <table:table-cell table:style-name="ce3" office:value-type="float" office:value="100000" calcext:value-type="float">
            <text:p>100 000</text:p>
          </table:table-cell>
          <table:table-cell/>
          <table:table-cell table:style-name="ce3"/>
          <table:table-cell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st1 (en s)</text:p>
          </table:table-cell>
          <table:table-cell table:style-name="ce4" office:value-type="float" office:value="3.5241551399" calcext:value-type="float">
            <text:p>3,52416</text:p>
          </table:table-cell>
          <table:table-cell table:style-name="ce4" office:value-type="float" office:value="31.2592794895" calcext:value-type="float">
            <text:p>31,25928</text:p>
          </table:table-cell>
          <table:table-cell table:style-name="ce4" office:value-type="float" office:value="31.175543785" calcext:value-type="float">
            <text:p>31,17554</text:p>
          </table:table-cell>
          <table:table-cell table:style-name="ce4" office:value-type="float" office:value="32.004635334" calcext:value-type="float">
            <text:p>32,00464</text:p>
          </table:table-cell>
          <table:table-cell table:style-name="ce4" office:value-type="float" office:value="332.7034828662" calcext:value-type="float">
            <text:p>332,70348</text:p>
          </table:table-cell>
          <table:table-cell table:number-columns-repeated="2"/>
          <table:table-cell table:style-name="ce4" table:formula="of:=SUMPRODUCT(1/[.E$7:.I$7];[.E8:.I8])/COUNT([.E8:.I8])" office:value-type="float" office:value="0.0032590271658824" calcext:value-type="float">
            <text:p>0,003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st2 (en s)</text:p>
          </table:table-cell>
          <table:table-cell table:style-name="ce4" office:value-type="float" office:value="5.2342896461" calcext:value-type="float">
            <text:p>5,23429</text:p>
          </table:table-cell>
          <table:table-cell table:style-name="ce4" office:value-type="float" office:value="50.7096464633" calcext:value-type="float">
            <text:p>50,70965</text:p>
          </table:table-cell>
          <table:table-cell table:style-name="ce4" office:value-type="float" office:value="50.467429161" calcext:value-type="float">
            <text:p>50,46743</text:p>
          </table:table-cell>
          <table:table-cell table:style-name="ce4" office:value-type="float" office:value="50.099537611" calcext:value-type="float">
            <text:p>50,09954</text:p>
          </table:table-cell>
          <table:table-cell table:style-name="ce4" office:value-type="float" office:value="542.1235628128" calcext:value-type="float">
            <text:p>542,12356</text:p>
          </table:table-cell>
          <table:table-cell table:number-columns-repeated="2"/>
          <table:table-cell table:style-name="ce4" table:formula="of:=SUMPRODUCT(1/[.E$7:.I$7];[.E9:.I9])/COUNT([.E9:.I9])" office:value-type="float" office:value="0.0051566373195516" calcext:value-type="float">
            <text:p>0,005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st3 (en s)</text:p>
          </table:table-cell>
          <table:table-cell table:style-name="ce4" office:value-type="float" office:value="1.6408872604" calcext:value-type="float">
            <text:p>1,64089</text:p>
          </table:table-cell>
          <table:table-cell table:style-name="ce4" office:value-type="float" office:value="18.8449978828" calcext:value-type="float">
            <text:p>18,84500</text:p>
          </table:table-cell>
          <table:table-cell table:style-name="ce4" office:value-type="float" office:value="19.3365530967" calcext:value-type="float">
            <text:p>19,33655</text:p>
          </table:table-cell>
          <table:table-cell table:style-name="ce4" office:value-type="float" office:value="18.3423998355" calcext:value-type="float">
            <text:p>18,34240</text:p>
          </table:table-cell>
          <table:table-cell table:style-name="ce4" office:value-type="float" office:value="200.9687430858" calcext:value-type="float">
            <text:p>200,96874</text:p>
          </table:table-cell>
          <table:table-cell table:number-columns-repeated="2"/>
          <table:table-cell table:style-name="ce4" table:formula="of:=SUMPRODUCT(1/[.E$7:.I$7];[.E10:.I10])/COUNT([.E10:.I10])" office:value-type="float" office:value="0.001860593954551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 office:value-type="string" calcext:value-type="string">
            <text:p>Moyenne Totale</text:p>
          </table:table-cell>
          <table:table-cell table:style-name="ce7" table:formula="of:=AVERAGE([.L8:.L10])" office:value-type="float" office:value="0.0034254194799952" calcext:value-type="float">
            <text:p>0,0034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ouveau</text:p>
          </table:table-cell>
          <table:table-cell table:style-name="ce2" office:value-type="string" calcext:value-type="string">
            <text:p>Tours :</text:p>
          </table:table-cell>
          <table:table-cell table:style-name="ce3" office:value-type="float" office:value="1000" calcext:value-type="float">
            <text:p>1 000</text:p>
          </table:table-cell>
          <table:table-cell table:number-columns-repeated="3" table:style-name="ce3" office:value-type="float" office:value="10000" calcext:value-type="float">
            <text:p>10 000</text:p>
          </table:table-cell>
          <table:table-cell table:style-name="ce3" office:value-type="float" office:value="100000" calcext:value-type="float">
            <text:p>100 000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st1 (en s)</text:p>
          </table:table-cell>
          <table:table-cell table:style-name="ce4" office:value-type="float" office:value="2.0211732387" calcext:value-type="float">
            <text:p>2,02117</text:p>
          </table:table-cell>
          <table:table-cell table:style-name="ce4" office:value-type="float" office:value="20.4668745994" calcext:value-type="float">
            <text:p>20,46687</text:p>
          </table:table-cell>
          <table:table-cell table:style-name="ce4" office:value-type="float" office:value="20.9917128086" calcext:value-type="float">
            <text:p>20,99171</text:p>
          </table:table-cell>
          <table:table-cell table:style-name="ce4" office:value-type="float" office:value="20.4643199443" calcext:value-type="float">
            <text:p>20,46432</text:p>
          </table:table-cell>
          <table:table-cell table:style-name="ce4" office:value-type="float" office:value="201.1160223484" calcext:value-type="float">
            <text:p>201,11602</text:p>
          </table:table-cell>
          <table:table-cell/>
          <table:table-cell table:style-name="ce4"/>
          <table:table-cell table:style-name="ce4" table:formula="of:=SUMPRODUCT(1/[.E$13:.I$13];[.E14:.I14])/COUNT([.E14:.I14])" office:value-type="float" office:value="0.0020449248394828" calcext:value-type="float">
            <text:p>0,002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st2 (en s)</text:p>
          </table:table-cell>
          <table:table-cell table:style-name="ce4" office:value-type="float" office:value="3.0529446601" calcext:value-type="float">
            <text:p>3,05294</text:p>
          </table:table-cell>
          <table:table-cell table:style-name="ce4" office:value-type="float" office:value="30.4007399082" calcext:value-type="float">
            <text:p>30,40074</text:p>
          </table:table-cell>
          <table:table-cell table:style-name="ce4" office:value-type="float" office:value="30.5202984809" calcext:value-type="float">
            <text:p>30,52030</text:p>
          </table:table-cell>
          <table:table-cell table:style-name="ce4" office:value-type="float" office:value="30.2650539875" calcext:value-type="float">
            <text:p>30,26505</text:p>
          </table:table-cell>
          <table:table-cell table:style-name="ce4" office:value-type="float" office:value="298.8769536018" calcext:value-type="float">
            <text:p>298,87695</text:p>
          </table:table-cell>
          <table:table-cell/>
          <table:table-cell table:style-name="ce4"/>
          <table:table-cell table:style-name="ce4" table:formula="of:=SUMPRODUCT(1/[.E$13:.I$13];[.E15:.I15])/COUNT([.E15:.I15])" office:value-type="float" office:value="0.0030320646867556" calcext:value-type="float">
            <text:p>0,003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st3 (en s)</text:p>
          </table:table-cell>
          <table:table-cell table:style-name="ce4" office:value-type="float" office:value="1.2603611946" calcext:value-type="float">
            <text:p>1,26036</text:p>
          </table:table-cell>
          <table:table-cell table:style-name="ce4" office:value-type="float" office:value="12.2233624458" calcext:value-type="float">
            <text:p>12,22336</text:p>
          </table:table-cell>
          <table:table-cell table:style-name="ce4" office:value-type="float" office:value="12.0937976837" calcext:value-type="float">
            <text:p>12,09380</text:p>
          </table:table-cell>
          <table:table-cell table:style-name="ce4" office:value-type="float" office:value="11.8500597476" calcext:value-type="float">
            <text:p>11,85006</text:p>
          </table:table-cell>
          <table:table-cell table:style-name="ce4" office:value-type="float" office:value="120.8878197669" calcext:value-type="float">
            <text:p>120,88782</text:p>
          </table:table-cell>
          <table:table-cell/>
          <table:table-cell table:style-name="ce4"/>
          <table:table-cell table:style-name="ce4" table:formula="of:=SUMPRODUCT(1/[.E$13:.I$13];[.E16:.I16])/COUNT([.E16:.I16])" office:value-type="float" office:value="0.0012171922759958" calcext:value-type="float">
            <text:p>0,0012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 office:value-type="string" calcext:value-type="string">
            <text:p>Moyenne Totale</text:p>
          </table:table-cell>
          <table:table-cell table:style-name="ce7" table:formula="of:=AVERAGE([.L14:.L16])" office:value-type="float" office:value="0.00209806060074473" calcext:value-type="float">
            <text:p>0,00210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 table:style-name="ce6" office:value-type="string" calcext:value-type="string">
            <text:p>Gain :</text:p>
          </table:table-cell>
          <table:table-cell table:style-name="ce8" table:formula="of:=[.L11]/[.L17]" office:value-type="float" office:value="1.6326599330731" calcext:value-type="float">
            <text:p>1,63</text:p>
          </table:table-cell>
          <table:table-cell table:style-name="ce9" office:value-type="string" calcext:value-type="string" table:number-columns-spanned="2" table:number-rows-spanned="1">
            <text:p>fois "plus" rapide</text:p>
          </table:table-cell>
          <table:covered-table-cell/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6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7:42.679000000</meta:creation-date>
    <dc:date>2017-01-27T15:41:26.132000000</dc:date>
    <meta:editing-duration>PT1H38M30S</meta:editing-duration>
    <meta:editing-cycles>10</meta:editing-cycles>
    <meta:generator>LibreOffice/4.4.5.2$Windows_x86 LibreOffice_project/a22f674fd25a3b6f45bdebf25400ed2adff0ff99</meta:generator>
    <meta:document-statistic meta:table-count="1" meta:cell-count="66" meta:object-count="0"/>
  </office:meta>
</office:document-meta>
</file>